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style:font-name="&quot;Times New Roman&quot;" style:font-name-asian="&quot;Times New Roman&quot;" style:font-name-complex="&quot;Times New Roman&quot;" fo:font-size="12pt" style:font-size-asian="12pt" style:font-size-complex="12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0.847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kategori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dKategori</text:p>
          </table:table-cell>
          <table:table-cell office:value-type="string" table:style-name="ce2">
            <text:p>kategori</text:p>
          </table:table-cell>
          <table:table-cell office:value-type="string" table:style-name="ce2">
            <text:p>nilai_kategori</text:p>
          </table:table-cell>
          <table:table-cell office:value-type="string" table:style-name="ce2">
            <text:p>jenis_kategori</text:p>
          </table:table-cell>
          <table:table-cell office:value-type="string" table:style-name="ce2">
            <text:p>kategori_wajib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float" office:value="18" table:style-name="ce2">
            <text:p>18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19" table:style-name="ce2">
            <text:p>19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1" table:style-name="ce2">
            <text:p>21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2" table:style-name="ce2">
            <text:p>22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3" table:style-name="ce2">
            <text:p>23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4" table:style-name="ce2">
            <text:p>24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float" office:value="28" table:style-name="ce2">
            <text:p>28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9" table:style-name="ce2">
            <text:p>29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30" table:style-name="ce2">
            <text:p>30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31" table:style-name="ce2">
            <text:p>31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table:number-columns-repeated="4" table:style-name="ce2"/>
          <table:table-cell table:number-columns-repeated="16379"/>
        </table:table-row>
        <table:table-row table:style-name="ro3">
          <table:table-cell office:value-type="float" office:value="33" table:style-name="ce2">
            <text:p>33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3">
          <table:table-cell office:value-type="float" office:value="34" table:style-name="ce2">
            <text:p>34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3">
          <table:table-cell office:value-type="float" office:value="35" table:style-name="ce2">
            <text:p>35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3">
          <table:table-cell office:value-type="float" office:value="36" table:style-name="ce2">
            <text:p>36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3">
          <table:table-cell office:value-type="float" office:value="37" table:style-name="ce2">
            <text:p>37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3">
          <table:table-cell office:value-type="float" office:value="38" table:style-name="ce2">
            <text:p>38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3">
          <table:table-cell office:value-type="float" office:value="39" table:style-name="ce2">
            <text:p>39</text:p>
          </table:table-cell>
          <table:table-cell table:style-name="ce3"/>
          <table:table-cell table:number-columns-repeated="3" table:style-name="ce2"/>
          <table:table-cell table:number-columns-repeated="16379"/>
        </table:table-row>
        <table:table-row table:style-name="ro3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ASUS</meta:initial-creator>
    <dc:creator>ASUS</dc:creator>
    <meta:creation-date>2022-10-24T06:09:10Z</meta:creation-date>
    <dc:date>2022-10-24T06:39:13Z</dc:date>
  </office:meta>
</office:document-meta>
</file>